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style style:name="P21"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2" style:family="paragraph" style:parent-style-name="Text_20_body" style:list-style-name="L4">
      <style:text-properties fo:color="#ff0000" fo:language="zxx" fo:country="none" fo:font-weight="bold" style:language-asian="zxx" style:country-asian="none" style:font-weight-asian="bold" style:language-complex="zxx" style:country-complex="none" style:font-weight-complex="bold"/>
    </style:style>
    <style:style style:name="P23" style:family="paragraph" style:parent-style-name="Text_20_body" style:list-style-name="L1">
      <style:paragraph-properties fo:margin-top="0.199cm" fo:margin-bottom="0.21cm"/>
    </style:style>
    <style:style style:name="P24"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5" style:family="paragraph" style:parent-style-name="Heading_20_2">
      <style:text-properties fo:font-style="normal" style:font-style-asian="normal" style:font-style-complex="normal"/>
    </style:style>
    <style:style style:name="P26"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7" style:family="paragraph" style:parent-style-name="Heading_20_2">
      <style:text-properties fo:language="zxx" fo:country="none" style:language-asian="zxx" style:country-asian="none" style:language-complex="zxx" style:country-complex="none"/>
    </style:style>
    <style:style style:name="P28" style:family="paragraph" style:parent-style-name="Heading_20_3">
      <style:text-properties fo:font-style="italic" style:font-style-asian="italic" style:font-style-complex="italic"/>
    </style:style>
    <style:style style:name="P29" style:family="paragraph" style:parent-style-name="Heading_20_3">
      <style:text-properties fo:language="zxx" fo:country="none" style:language-asian="zxx" style:country-asian="none" style:language-complex="zxx" style:country-complex="none"/>
    </style:style>
    <style:style style:name="P30"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style:style style:name="T29" style:family="text">
      <style:text-properties fo:color="#800000" fo:font-style="normal" fo:font-weight="normal" style:font-style-asian="normal" style:font-weight-asian="normal" style:font-style-complex="normal" style:font-weight-complex="normal"/>
    </style:style>
    <style:style style:name="T30" style:family="text">
      <style:text-properties fo:color="#99ccff"/>
    </style:style>
    <style:style style:name="T31" style:family="text">
      <style:text-properties fo:color="#99ccff" fo:font-style="italic" style:font-style-asian="italic" style:font-style-complex="italic"/>
    </style:style>
    <style:style style:name="T32"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5" text:outline-level="2">Liste des fichiers</text:h>
      <text:p text:style-name="P4">Les fichiers concerné par cette doc à l'heure actuelle sont :</text:p>
      <text:list xml:id="list1868395894" text:style-name="L1">
        <text:list-item>
          <text:p text:style-name="P23"><text:span text:style-name="T5">Classes </text:span><text:span text:style-name="T4">:</text:span></text:p>
          <text:list>
            <text:list-item>
              <text:p text:style-name="P24">owobjectsmaster.php</text:p>
            </text:list-item>
            <text:list-item>
              <text:p text:style-name="P24">sugarsynchro.php</text:p>
            </text:list-item>
            <text:list-item>
              <text:p text:style-name="P24">sugarconnector.php</text:p>
            </text:list-item>
            <text:list-item>
              <text:p text:style-name="P24">owlogger.php</text:p>
            </text:list-item>
          </text:list>
        </text:list-item>
        <text:list-item>
          <text:p text:style-name="P23"><text:span text:style-name="T4"><text:s/></text:span><text:span text:style-name="T5">Templates </text:span><text:span text:style-name="T4">:</text:span></text:p>
          <text:list>
            <text:list-item>
              <text:p text:style-name="P24">notice_result.tpl</text:p>
            </text:list-item>
          </text:list>
        </text:list-item>
        <text:list-item>
          <text:p text:style-name="P23"><text:span text:style-name="T5">Views</text:span><text:span text:style-name="T4"> (module </text:span><text:span text:style-name="T2">sugarCrm</text:span><text:span text:style-name="T4">) :</text:span></text:p>
          <text:list>
            <text:list-item>
              <text:p text:style-name="P24">import.php</text:p>
            </text:list-item>
            <text:list-item>
              <text:p text:style-name="P24">cleanup.php</text:p>
            </text:list-item>
            <text:list-item>
              <text:p text:style-name="P24">updateclass.php</text:p>
            </text:list-item>
          </text:list>
        </text:list-item>
        <text:list-item>
          <text:p text:style-name="P23"><text:span text:style-name="T5">Settings </text:span><text:span text:style-name="T4">:</text:span></text:p>
          <text:list>
            <text:list-item>
              <text:p text:style-name="P24">owobjectsmaster.ini.append.php</text:p>
            </text:list-item>
            <text:list-item>
              <text:p text:style-name="P24">sugarcrm.in.append.php</text:p>
            </text:list-item>
            <text:list-item>
              <text:p text:style-name="P24">mappingezsugar.ini.append.php</text:p>
            </text:list-item>
          </text:list>
        </text:list-item>
      </text:list>
      <text:h text:style-name="P25" text:outline-level="2">Comment ça marche</text:h>
      <text:h text:style-name="P28"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0">@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1">@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29">!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975258999"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29" text:outline-level="3"/>
      <text:h text:style-name="P29"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7">Si oui :</text:p>
      <text:list xml:id="list1078711629"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7">Si il y a des erreurs pendant l'execution du script ils sont noté dans les fichiers de log.</text:p>
      <text:h text:style-name="P26" text:outline-level="2">Les autres scripts </text:h>
      <text:h text:style-name="P30"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0" text:outline-level="3">updateclass.php</text:h>
      <text:p text:style-name="P8">Ce script s'occupe de mettre à jour une class de contenu dans le cas ou un modele SUGAR à changé. Il est encore à l'état de developpement.</text:p>
      <text:p text:style-name="P8">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0"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9"/>
      <text:p text:style-name="P9">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7" text:outline-level="2"><text:soft-page-break/>Les Classes</text:h>
      <text:h text:style-name="P29" text:outline-level="3">owLogger</text:h>
      <text:p text:style-name="P9">Cette class est utilisé pour créer des fichiers de log. Elle est appelé dans les autres classes. Donc elle est necessaire au bon fonctionnement de ces dérnières.</text:p>
      <text:h text:style-name="P29"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29"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29" text:outline-level="3">SugarConnector</text:h>
      <text:p text:style-name="P9">SugarConnector contient des mèthodes pour les requetes SOAP à SUGAR.</text:p>
      <text:h text:style-name="P29"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27" text:outline-level="2">TODO</text:h>
      <text:list xml:id="list460076759" text:style-name="L4">
        <text:list-item>
          <text:p text:style-name="P21">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19">Terminer le script d'update d'une class EZ, qui doit aussi prévoir la mise à jour de tous les objets existants de cette class.</text:p>
        </text:list-item>
        <text:list-item>
          <text:p text:style-name="P19"><text:span text:style-name="T28">Créer des script chronjobs pour les tache de synchronistation massive d'objets</text:span> et la mise à jour des classes. </text:p>
        </text:list-item>
        <text:list-item>
          <text:p text:style-name="P20"><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19"><text:s/><text:span text:style-name="T32">Gestion des erreurs des requêtes SOAP</text:span></text:p>
        </text:list-item>
        <text:list-item>
          <text:p text:style-name="P19">Mettre un place la possibilité d'un <text:span text:style-name="T2">mapping_types[]</text:span> specifique à un module de type : <text:span text:style-name="T1">mapping_types[nom_du_champ]=datatypeEZ</text:span><text:span text:style-name="T4">.</text:span></text:p>
        </text:list-item>
        <text:list-item>
          <text:p text:style-name="P19"><text:soft-page-break/>Verifier la coherance de la valeur de l'attribut SUGAR avec la valeur attende par la mèthode fromString() du datatype EZ.</text:p>
        </text:list-item>
        <text:list-item>
          <text:p text:style-name="P19">Create Class : </text:p>
          <text:list>
            <text:list-item>
              <text:p text:style-name="P19">pouvoir decider pour 'is_container' (en dur pour l'instant = 1),</text:p>
            </text:list-item>
            <text:list-item>
              <text:p text:style-name="P19">pouvoir decider pour le group de classes (en dur pour l'instant = 'content')</text:p>
            </text:list-item>
          </text:list>
        </text:list-item>
        <text:list-item>
          <text:p text:style-name="P19"><text:s/>Create Object : pouvoir decider la position dans l'arborescence du site.</text:p>
        </text:list-item>
        <text:list-item>
          <text:p text:style-name="P20"><text:span text:style-name="T22"><text:s/></text:span><text:span text:style-name="T8">? </text:span>Faire un fichier de log par date <text:span text:style-name="T8">?</text:span></text:p>
        </text:list-item>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3T11:11:08</dc:date>
    <dc:creator>Massimiliano Pasquesi</dc:creator>
    <meta:editing-duration>PT17H6M45S</meta:editing-duration>
    <meta:editing-cycles>140</meta:editing-cycles>
    <meta:generator>LibreOffice/3.3$Linux LibreOffice_project/330m19$Build-401</meta:generator>
    <meta:document-statistic meta:table-count="0" meta:image-count="0" meta:object-count="0" meta:page-count="10" meta:paragraph-count="365" meta:word-count="2226" meta:character-count="16944"/>
  </office:meta>
</office:document-meta>
</file>